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6861b" officeooo:paragraph-rsid="0006861b" style:font-size-asian="28pt" style:font-size-complex="28pt"/>
    </style:style>
    <style:style style:name="P2" style:family="paragraph" style:parent-style-name="Standard">
      <style:paragraph-properties fo:text-align="justify" style:justify-single-word="false"/>
      <style:text-properties fo:font-size="15pt" officeooo:rsid="0006861b" officeooo:paragraph-rsid="0006861b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08744a" officeooo:paragraph-rsid="0008744a" style:font-size-asian="13.1000003814697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officeooo:rsid="0008744a" officeooo:paragraph-rsid="0008744a" style:font-size-asian="13.1000003814697pt" style:font-size-complex="15pt"/>
    </style:style>
    <style:style style:name="P5" style:family="paragraph" style:parent-style-name="Standard">
      <style:paragraph-properties fo:text-align="justify" style:justify-single-word="false"/>
      <style:text-properties fo:font-size="15pt" officeooo:rsid="000b5652" officeooo:paragraph-rsid="000b5652" style:font-size-asian="13.1000003814697pt" style:font-size-complex="15pt"/>
    </style:style>
    <style:style style:name="P6" style:family="paragraph" style:parent-style-name="Standard">
      <style:paragraph-properties fo:text-align="justify" style:justify-single-word="false"/>
      <style:text-properties fo:font-size="15pt" officeooo:rsid="000d3c7a" officeooo:paragraph-rsid="000d3c7a" style:font-size-asian="13.1000003814697pt" style:font-size-complex="15pt"/>
    </style:style>
    <style:style style:name="P7" style:family="paragraph" style:parent-style-name="Standard">
      <style:paragraph-properties fo:text-align="justify" style:justify-single-word="false"/>
      <style:text-properties fo:font-size="15pt" officeooo:rsid="0013e7e9" officeooo:paragraph-rsid="0013e7e9" style:font-size-asian="13.1000003814697pt" style:font-size-complex="15pt"/>
    </style:style>
    <style:style style:name="P8" style:family="paragraph" style:parent-style-name="Standard">
      <style:paragraph-properties fo:text-align="justify" style:justify-single-word="false"/>
      <style:text-properties fo:font-size="15pt" officeooo:rsid="0015fda4" officeooo:paragraph-rsid="0015fda4" style:font-size-asian="13.1000003814697pt" style:font-size-complex="15pt"/>
    </style:style>
    <style:style style:name="P9" style:family="paragraph" style:parent-style-name="Standard">
      <style:paragraph-properties fo:text-align="justify" style:justify-single-word="false"/>
      <style:text-properties fo:font-size="15pt" officeooo:rsid="001bae0d" officeooo:paragraph-rsid="001bae0d" style:font-size-asian="15pt" style:font-size-complex="15pt"/>
    </style:style>
    <style:style style:name="P10" style:family="paragraph" style:parent-style-name="Standard">
      <style:paragraph-properties fo:text-align="justify" style:justify-single-word="false"/>
      <style:text-properties fo:font-size="15pt" officeooo:rsid="001cc6de" officeooo:paragraph-rsid="001eabc1" style:font-size-asian="15pt" style:font-size-complex="15pt"/>
    </style:style>
    <style:style style:name="P11" style:family="paragraph" style:parent-style-name="Standard">
      <style:paragraph-properties fo:text-align="justify" style:justify-single-word="false"/>
      <style:text-properties fo:font-size="15pt" officeooo:rsid="001eabc1" officeooo:paragraph-rsid="001eabc1" style:font-size-asian="15pt" style:font-size-complex="15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08744a" officeooo:paragraph-rsid="0008744a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0b5652" officeooo:paragraph-rsid="000b5652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0d3c7a" officeooo:paragraph-rsid="000d3c7a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13e7e9" officeooo:paragraph-rsid="0013e7e9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15fda4" officeooo:paragraph-rsid="0015fda4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1eabc1" officeooo:paragraph-rsid="001eabc1" style:font-size-asian="10.5pt" style:font-size-complex="12pt"/>
    </style:style>
    <style:style style:name="T1" style:family="text">
      <style:text-properties officeooo:rsid="000ff2d0"/>
    </style:style>
    <style:style style:name="T2" style:family="text">
      <style:text-properties officeooo:rsid="0013e1e8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78d8e" style:font-size-asian="10.5pt" style:font-size-complex="12pt"/>
    </style:style>
    <style:style style:name="T5" style:family="text">
      <style:text-properties officeooo:rsid="00178d8e"/>
    </style:style>
    <style:style style:name="T6" style:family="text">
      <style:text-properties officeooo:rsid="00193470"/>
    </style:style>
    <style:style style:name="T7" style:family="text">
      <style:text-properties officeooo:rsid="001a1c2e"/>
    </style:style>
    <style:style style:name="T8" style:family="text">
      <style:text-properties officeooo:rsid="001a725b"/>
    </style:style>
    <style:style style:name="T9" style:family="text">
      <style:text-properties officeooo:rsid="00201c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bel GDD</text:p>
      <text:p text:style-name="P1"/>
      <text:p text:style-name="P2"/>
      <text:p text:style-name="P3">Concepto del juego</text:p>
      <text:p text:style-name="P3"/>
      <text:p text:style-name="P12">Idea de un metroidvania, con estética colorida muy representativa para los objetos y personajes, escenarios más tirando a colores apagados y estética derruida.</text:p>
      <text:p text:style-name="P12">Ejemplo (veneno verde, objetos de hielo azul, fuego rojo), personaje y enemigos muy identificados o llamativo para separar de los colores de los escenarios y no perder de vista tu jugador.</text:p>
      <text:p text:style-name="P12"/>
      <text:p text:style-name="P12">Juego con gráficos 3D low poly, animaciones sencillas. </text:p>
      <text:p text:style-name="P12"/>
      <text:p text:style-name="P12">HUD dibujado a 2d, sencillo y minimalista.</text:p>
      <text:p text:style-name="P12"/>
      <text:p text:style-name="P13">Zona inicial donde volver para comprar mejora y subir de nivel, como la mesa redonda del Elden Ring.</text:p>
      <text:p text:style-name="P13"/>
      <text:p text:style-name="P13">El juego termina al derrotar un boss, el cual estará por encima del nivel inicial del jugador y habrá un enfrentamiento inicial al empezar el juego en el que te derrote y luego empiece el juego.</text:p>
      <text:p text:style-name="P5"/>
      <text:p text:style-name="P5"/>
      <text:p text:style-name="P6">Jugabilidad</text:p>
      <text:p text:style-name="P6"/>
      <text:p text:style-name="P14">El personaje del jugador tendrá un arma a mele con la que atacará a sus enemigos, al derrotarlos ganar<text:span text:style-name="T2">á</text:span> x puntos de experiencía (almas) <text:span text:style-name="T2">dependiendo del tipo de enemigo,</text:span> que serán necesarias para subir de nivel en la zona inicial. Al morir se perderán todas las almas, <text:span text:style-name="T1">dejando al morir una marca para recuperarlo que desaparece y se pierden las almas al morir dos veces seguidas</text:span>.</text:p>
      <text:p text:style-name="P14"/>
      <text:p text:style-name="P7"/>
      <text:p text:style-name="P7">Estadísticas</text:p>
      <text:p text:style-name="P7"/>
      <text:p text:style-name="P15">El personaje del jugador tendrá tres estadísticas diferentes: </text:p>
      <text:p text:style-name="P15"/>
      <text:p text:style-name="P15">- Fuerza</text:p>
      <text:p text:style-name="P15"/>
      <text:p text:style-name="P15">Cuantos más puntos de fuerza tenga el personaje más daño hará con el arma principal mele.</text:p>
      <text:p text:style-name="P15"/>
      <text:p text:style-name="P15">- Vida</text:p>
      <text:p text:style-name="P15"/>
      <text:p text:style-name="P15">Cuantos más puntos de vida más golpes aguantará vivo el jugador</text:p>
      <text:p text:style-name="P15"/>
      <text:p text:style-name="P15">- <text:s/>Magia</text:p>
      <text:p text:style-name="P15"/>
      <text:p text:style-name="P15">Hará más daño con una habilidad que se encontrará explorando el mapa del juego.</text:p>
      <text:p text:style-name="P3"/>
      <text:p text:style-name="P3"/>
      <text:p text:style-name="P8"><text:soft-page-break/>Personajes</text:p>
      <text:p text:style-name="P8"/>
      <text:p text:style-name="P8">- <text:span text:style-name="T3">Narrador: </text:span><text:span text:style-name="T4">Aparecerá al principio del juego para contarte un poco del mundo y darte la misión principal de derrotar al boss para ganar el juego.</text:span></text:p>
      <text:p text:style-name="P8"/>
      <text:p text:style-name="P16">- Comerciante: En la zona inicial Aparecerá después de volver por primera vez al hub <text:span text:style-name="T5">y te venderá una mejora de vida, </text:span><text:span text:style-name="T6">una de daño, un mapa con todas las habitaciones, y</text:span><text:span text:style-name="T5"> una linterna para explorar una zona sin luz a la que no puedas acceder sin ella (podrás acceder pero será imposible explorarla).</text:span></text:p>
      <text:p text:style-name="P16"/>
      <text:p text:style-name="P16">- <text:span text:style-name="T7">Boss final. </text:span><text:span text:style-name="T8">(Pendiente de pensar todo su kit de ataques y aparencia).</text:span></text:p>
      <text:p text:style-name="P16"/>
      <text:p text:style-name="P16"/>
      <text:p text:style-name="P10">Diálogos personajes</text:p>
      <text:p text:style-name="P16"/>
      <text:p text:style-name="P9">Mapa</text:p>
      <text:p text:style-name="P9"/>
      <text:p text:style-name="P11">Recompensas en el mapa</text:p>
      <text:p text:style-name="P11"/>
      <text:p text:style-name="P17">- Zona parcourt <text:span text:style-name="T9">(accesible con la linterna)</text:span>:</text:p>
      <text:p text:style-name="P17"/>
      <text:p text:style-name="P17">Llave para abrir el cofre donde consigues la habilidad magia.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8:28:20.005000000</meta:creation-date>
    <dc:date>2024-05-22T02:02:39.037000000</dc:date>
    <meta:editing-duration>PT2H40M47S</meta:editing-duration>
    <meta:editing-cycles>17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7" meta:word-count="369" meta:character-count="2154" meta:non-whitespace-character-count="1809"/>
  </office:meta>
</office:document-meta>
</file>